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251cm" fo:margin-left="0.116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9.155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3.096cm"/>
    </style:style>
    <style:style style:name="Table1.1" style:family="table-row">
      <style:table-row-properties style:min-row-height="4.868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51cm"/>
    </style:style>
    <style:style style:name="Table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5" style:family="table-row">
      <style:table-row-properties style:min-row-height="0.616cm"/>
    </style:style>
    <style:style style:name="Table1.6" style:family="table-row">
      <style:table-row-properties style:min-row-height="1.64cm"/>
    </style:style>
    <style:style style:name="P1" style:family="paragraph" style:parent-style-name="Table_20_Contents">
      <style:paragraph-properties fo:text-align="end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13pt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ce" fo:font-size="13pt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c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<text:s text:c="2"/><text:placeholder text:placeholder-type="text">&lt;o.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">V.V. TITANIUM PIGMENTS PRIVATE LIMITED</text:p>
            <text:p text:style-name="P13">Thoothukudi.</text:p>
            <text:p text:style-name="P13"/>
            <text:p text:style-name="P14">GATE PASS REQUISITION</text:p>
            <text:p text:style-name="P1"/>
            <text:p text:style-name="P4"><text:tab/><text:tab/><text:tab/><text:tab/><text:tab/><text:tab/><text:tab/><text:tab/>Date: <text:placeholder text:placeholder-type="text">&lt;get_date(o.service_date)&gt;</text:placeholder></text:p>
            <text:p text:style-name="P4"><text:span text:style-name="T3">To</text:span> </text:p>
            <text:p text:style-name="P9"><text:s text:c="8"/>Stores Incharge</text:p>
            <text:p text:style-name="P4"><text:span text:style-name="T1"><text:s/></text:span>Please arrange a gate pass on returnable or non-returnable basis on M/s: <text:span text:style-name="T2"><text:placeholder text:placeholder-type="text">&lt;o.vendor_id.name&gt;</text:placeholder></text:span> for the following items to be sent through Mr. <text:s/><text:span text:style-name="T2"><text:placeholder text:placeholder-type="text">&lt;o.carrier_name&gt;</text:placeholder></text:span> wide Truck No. <text:span text:style-name="T2"><text:placeholder text:placeholder-type="text">&lt;o.truck_no&gt;</text:placeholder></text:span></text:p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Sl.No</text:p>
          </table:table-cell>
          <table:table-cell table:style-name="Table1.A2" office:value-type="string">
            <text:p text:style-name="P8">Item Description</text:p>
          </table:table-cell>
          <table:table-cell table:style-name="Table1.A2" office:value-type="string">
            <text:p text:style-name="P8">Quantity</text:p>
            <text:p text:style-name="P8"/>
          </table:table-cell>
          <table:table-cell table:style-name="Table1.D2" office:value-type="string">
            <text:p text:style-name="P8">Approximate Value</text:p>
          </table:table-cell>
        </table:table-row>
        <table:table-row>
          <table:table-cell table:style-name="Table1.D2" table:number-columns-spanned="4" office:value-type="string">
            <text:p text:style-name="P6"><text:placeholder text:placeholder-type="text">&lt;for each="sequence,line in enumerate(o.service_gpass_req_line)"&gt;</text:placeholder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><text:placeholder text:placeholder-type="text">&lt;sequence+1&gt;</text:placeholder></text:p>
          </table:table-cell>
          <table:table-cell table:style-name="Table1.A4" office:value-type="string">
            <text:p text:style-name="P6"><text:placeholder text:placeholder-type="text">&lt;line.item_desc or ''&gt;</text:placeholder></text:p>
          </table:table-cell>
          <table:table-cell table:style-name="Table1.A4" office:value-type="string">
            <text:p text:style-name="P7"><text:placeholder text:placeholder-type="text">&lt;get_amt(line.service_qty) or 0&gt;</text:placeholder></text:p>
          </table:table-cell>
          <table:table-cell table:style-name="Table1.A1" office:value-type="string">
            <text:p text:style-name="P5"><text:placeholder text:placeholder-type="text">&lt;get_amt(line.approx_qty) or 0&gt;</text:placeholder></text:p>
          </table:table-cell>
        </table:table-row>
        <table:table-row table:style-name="Table1.5">
          <table:table-cell table:style-name="Table1.D2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2" table:number-columns-spanned="4" office:value-type="string">
            <text:p text:style-name="P9">Purpose: <text:placeholder text:placeholder-type="text">&lt;o.purpose or ''&gt;</text:placeholder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2" table:number-columns-spanned="4" office:value-type="string">
            <text:p text:style-name="P10"/>
            <text:p text:style-name="P10"/>
            <text:p text:style-name="P10">SIGNATURE OF H.O.D</text:p>
            <text:p text:style-name="P10"/>
            <text:p text:style-name="P11">Note :</text:p>
            <text:p text:style-name="P11">1. Please ensure all columns are filled to avoid delay in preparing gate pass.</text:p>
            <text:p text:style-name="P11">2. Please enclose a list, if items are more.</text:p>
            <text:p text:style-name="P11">3. The items are to be taken on the same day the gate pass is made.</text:p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10-23T11:35:44</dc:date>
    <meta:editing-duration>PT59M57S</meta:editing-duration>
    <meta:editing-cycles>79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24" meta:word-count="111" meta:character-count="767" meta:non-whitespace-character-count="659"/>
  </office:meta>
</office:document-meta>
</file>